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995cm"/>
    </style:style>
    <style:style style:name="Tabela1.B" style:family="table-column">
      <style:table-column-properties style:column-width="13.005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6.87cm"/>
    </style:style>
    <style:style style:name="Tabela2.B" style:family="table-column">
      <style:table-column-properties style:column-width="10.13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paragraph-rsid="000fee5f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T1" style:family="text">
      <style:text-properties officeooo:rsid="000fee5f"/>
    </style:style>
    <style:style style:name="T2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DOCUMENTO DE VISÃO – Plataforma Analítica Preditiva PJ Santander</text:span><text:line-break/><text:span text:style-name="Emphasis">(Sprint 1 – FIAP 4SI) </text:span></text:p>
      <text:p text:style-name="P1"><text:span text:style-name="Emphasis"><text:span text:style-name="T1">Por:</text:span></text:span></text:p>
      <text:p text:style-name="Text_20_body"><text:span text:style-name="Emphasis">Yann Santana 93609</text:span></text:p>
      <text:p text:style-name="Text_20_body"><text:span text:style-name="Emphasis">Daniel Franceschi 95175</text:span></text:p>
      <text:p text:style-name="Text_20_body"><text:span text:style-name="Emphasis">Gabriel Pupo 95924</text:span></text:p>
      <text:p text:style-name="Text_20_body"><text:span text:style-name="Emphasis">Ana Beatriz dos Santos Souza 96229</text:span></text:p>
      <text:p text:style-name="Horizontal_20_Line"/>
      <text:h text:style-name="Heading_20_3" text:outline-level="3">1. Introdução</text:h>
      <text:p text:style-name="Text_20_body">O desafio proposto pelo <text:span text:style-name="Strong_20_Emphasis">Santander Datalab</text:span> visa entender e prever o fluxo de caixa de pessoas jurídicas (PJ) e avaliar o risco embutido nas suas redes de pagamentos e recebimentos. O presente documento descreve, de forma concisa e formal, o escopo de alto nível da solução, seus objetivos, funcionalidades principais e roadmap inicial, de modo a alinhar expectativas com a banca avaliadora e reduzir riscos de projeto.</text:p>
      <text:p text:style-name="Horizontal_20_Line"/>
      <text:h text:style-name="Heading_20_3" text:outline-level="3">2. Problema de Negócio</text:h>
      <text:list text:style-name="L1">
        <text:list-item>
          <text:p text:style-name="P2">Baixa visibilidade do momento de caixa de cada empresa, dificultando oferta proativa de crédito ou investimento.</text:p>
        </text:list-item>
        <text:list-item>
          <text:p text:style-name="P2">Complexidade para medir risco sistêmico que emerge das relações entre clientes, fornecedores, órgãos reguladores e outras instituições financeiras.</text:p>
        </text:list-item>
        <text:list-item>
          <text:p text:style-name="P2">Necessidade de antecipar necessidades de produtos financeiros em cenários macroeconômicos voláteis.</text:p>
        </text:list-item>
      </text:list>
      <text:p text:style-name="Horizontal_20_Line"/>
      <text:h text:style-name="Heading_20_3" text:outline-level="3">3. Visão Geral da Solução</text:h>
      <text:p text:style-name="Text_20_body">Construir uma <text:span text:style-name="Strong_20_Emphasis">plataforma analítica preditiva</text:span> que:</text:p>
      <text:list text:style-name="L2">
        <text:list-item>
          <text:p text:style-name="P3"><text:span text:style-name="Strong_20_Emphasis">Classifique o estágio de vida da empresa</text:span> (início, expansão, maturidade, declínio) a partir de padrões de fluxo transacional e sazonalidade .</text:p>
        </text:list-item>
        <text:list-item>
          <text:p text:style-name="P3"><text:span text:style-name="Strong_20_Emphasis">Modele a rede de pagamentos e recebimentos</text:span> via Social Network Analysis, medindo centralidades, densidade e coevolução para estimar risco de rede .</text:p>
        </text:list-item>
        <text:list-item>
          <text:p text:style-name="P3"><text:span text:style-name="Strong_20_Emphasis">Projete entradas e saídas de caixa</text:span> em horizontes diários, semanais e mensais usando ensembles de séries temporais e modelos em painel .</text:p>
        </text:list-item>
        <text:list-item>
          <text:p text:style-name="P3"><text:span text:style-name="Strong_20_Emphasis">Recomende produtos financeiros</text:span> adequados (crédito, antecipação de recebíveis, hedge cambial, seguros).</text:p>
        </text:list-item>
        <text:list-item>
          <text:p text:style-name="P3"><text:span text:style-name="Strong_20_Emphasis">Incorpore variáveis macroeconômicas</text:span> (PIB, inflação, Selic, expectativa Focus) para stress tests e alertas preventivos.</text:p>
        </text:list-item>
      </text:list>
      <text:p text:style-name="Horizontal_20_Line"><text:soft-page-break/></text:p>
      <text:h text:style-name="Heading_20_3" text:outline-level="3">4. Funcionalidades de Alto Nível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Pilar funcional</text:p>
            </table:table-cell>
            <table:table-cell table:style-name="Tabela1.A1" office:value-type="string">
              <text:p text:style-name="Table_20_Heading">Descrição resumida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Company Lifecycle Insight</text:span></text:p>
          </table:table-cell>
          <table:table-cell table:style-name="Tabela1.A1" office:value-type="string">
            <text:p text:style-name="Table_20_Contents">Classificação automática do estágio da empresa por clusterização de extratos e séries temporais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Network Risk Radar</text:span></text:p>
          </table:table-cell>
          <table:table-cell table:style-name="Tabela1.A1" office:value-type="string">
            <text:p text:style-name="Table_20_Contents">Construção de grafo transacional no Neo4j e cálculo de métricas SNA (degree, betweenness, modularidade) para pontuar risco de rede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ash-Pulse Forecast</text:span></text:p>
          </table:table-cell>
          <table:table-cell table:style-name="Tabela1.A1" office:value-type="string">
            <text:p text:style-name="Table_20_Contents">Previsão multigranular de fluxo de caixa (ARIMA, Random Forest, XGBoost) com retraining contínuo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Opportunity Engine</text:span></text:p>
          </table:table-cell>
          <table:table-cell table:style-name="Tabela1.A1" office:value-type="string">
            <text:p text:style-name="Table_20_Contents">Motor de recomendações que combina estágio de vida + sinais de rede para sugerir pacotes de produtos PJ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Macroeconomic Overlay</text:span></text:p>
          </table:table-cell>
          <table:table-cell table:style-name="Tabela1.A1" office:value-type="string">
            <text:p text:style-name="Table_20_Contents">Ingestão automática de séries IBGE/BACEN/Focus; geração de cenários “e-se” e stress tests sobre as previsões.</text:p>
          </table:table-cell>
        </table:table-row>
      </table:table>
      <text:p text:style-name="Text_20_body"><text:span text:style-name="Emphasis">(A tabela serve apenas como sumário; o corpo do documento detalha cada módulo em prosa, atendendo à preferência por explicações contínuas.)</text:span></text:p>
      <text:p text:style-name="Horizontal_20_Line"/>
      <text:h text:style-name="Heading_20_3" text:outline-level="3">5. Usuários-Alvo</text:h>
      <text:list text:style-name="L3">
        <text:list-item>
          <text:p text:style-name="P4"><text:span text:style-name="Strong_20_Emphasis">Gerentes de Relacionamento PJ</text:span> – recebem alertas e recomendações de produto.</text:p>
        </text:list-item>
        <text:list-item>
          <text:p text:style-name="P4"><text:span text:style-name="Strong_20_Emphasis">Equipe de Risco &amp; Crédito</text:span> – acessa scores de rede e cenários macro para ajustar limites.</text:p>
        </text:list-item>
        <text:list-item>
          <text:p text:style-name="P4"><text:span text:style-name="Strong_20_Emphasis">Tesouraria Santander</text:span> – usa previsões agregadas para gestão de liquidez.</text:p>
        </text:list-item>
        <text:list-item>
          <text:p text:style-name="P4"><text:span text:style-name="Strong_20_Emphasis">Empresários (clientes)</text:span> – visualizam insights simplificados no Internet Banking.</text:p>
        </text:list-item>
      </text:list>
      <text:p text:style-name="Horizontal_20_Line"/>
      <text:h text:style-name="Heading_20_3" text:outline-level="3">6. Benefícios Esperados</text:h>
      <text:list text:style-name="L4">
        <text:list-item>
          <text:p text:style-name="P5">Aumento da acurácia da previsão de caixa em ≥ 10 p.p. vs. heurística atual.</text:p>
        </text:list-item>
        <text:list-item>
          <text:p text:style-name="P5">Redução de inadimplência em ≈ 15 % nos clientes monitorados pela rede.</text:p>
        </text:list-item>
        <text:list-item>
          <text:p text:style-name="P5">Crescimento de ≈ 8 % na venda cruzada de produtos PJ recomendados.</text:p>
        </text:list-item>
        <text:list-item>
          <text:p text:style-name="P5">Detecção precoce de risco sistêmico setorial com base em choques macro.</text:p>
        </text:list-item>
      </text:list>
      <text:p text:style-name="Horizontal_20_Line"/>
      <text:h text:style-name="Heading_20_3" text:outline-level="3">7. Restrições e Premissas</text:h>
      <text:list text:style-name="L5">
        <text:list-item>
          <text:p text:style-name="P6">Disponibilidade de histórico transacional ≥ 24 meses por CNPJ.</text:p>
        </text:list-item>
        <text:list-item>
          <text:p text:style-name="P6">Conformidade LGPD: anonimização antes de alimentar a camada de grafos.</text:p>
        </text:list-item>
        <text:list-item>
          <text:p text:style-name="P6">Integração híbrida (on-prem Santander + cloud acadêmica) aprovada pelo comitê de segurança.</text:p>
        </text:list-item>
        <text:list-item>
          <text:p text:style-name="P6">Orçamento inicial limitado à infraestrutura de dados já existente no banco.</text:p>
        </text:list-item>
      </text:list>
      <text:p text:style-name="Horizontal_20_Line"/>
      <text:h text:style-name="Heading_20_3" text:outline-level="3"><text:soft-page-break/>8. Métricas de Sucesso</text:h>
      <text:list text:style-name="L6">
        <text:list-item>
          <text:p text:style-name="P7"><text:span text:style-name="Strong_20_Emphasis">Acurácia de previsão</text:span> (MAPE) inferior a 10 % em 90 % das PJs analisadas.</text:p>
        </text:list-item>
        <text:list-item>
          <text:p text:style-name="P7"><text:span text:style-name="Strong_20_Emphasis">Tempo médio de alerta</text:span> ≥ 30 dias antes de eventos de stress de caixa.</text:p>
        </text:list-item>
        <text:list-item>
          <text:p text:style-name="P7"><text:span text:style-name="Strong_20_Emphasis">Taxa de adoção interna</text:span>: ≥ 80 % dos gerentes de relacionamento ativos em 6 meses.</text:p>
        </text:list-item>
        <text:list-item>
          <text:p text:style-name="P7"><text:span text:style-name="Strong_20_Emphasis">ROI em venda cruzada</text:span>: payback &lt; 12 meses após implantação.</text:p>
        </text:list-item>
      </text:list>
      <text:p text:style-name="Horizontal_20_Line"/>
      <text:h text:style-name="Heading_20_3" text:outline-level="3">9. Roadmap Resumido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Sprint</text:p>
            </table:table-cell>
            <table:table-cell table:style-name="Tabela2.A1" office:value-type="string">
              <text:p text:style-name="Table_20_Heading">Entregáveis-chave</text:p>
            </table:table-cell>
          </table:table-row>
        </table:table-header-rows>
        <table:table-row>
          <table:table-cell table:style-name="Tabela2.A1" office:value-type="string">
            <text:p text:style-name="Table_20_Contents"><text:span text:style-name="Strong_20_Emphasis">0 – Kick-off</text:span></text:p>
          </table:table-cell>
          <table:table-cell table:style-name="Tabela2.A1" office:value-type="string">
            <text:p text:style-name="Table_20_Contents">Inventário de dados, definição de métricas, OKRs.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1 – Documento de Visão (este artefato)</text:span></text:p>
          </table:table-cell>
          <table:table-cell table:style-name="Tabela2.A1" office:value-type="string">
            <text:p text:style-name="Table_20_Contents">Problema, proposta, módulos, personas, riscos, critérios de aceite.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2 – PoC Macroeconomic Overlay</text:span></text:p>
          </table:table-cell>
          <table:table-cell table:style-name="Tabela2.A1" office:value-type="string">
            <text:p text:style-name="Table_20_Contents">Pipeline de ingestão macro + correlação preliminar com caixa.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3 – MVP Company Lifecycle &amp; Cash-Pulse</text:span></text:p>
          </table:table-cell>
          <table:table-cell table:style-name="Tabela2.A1" office:value-type="string">
            <text:p text:style-name="Table_20_Contents">Modelos iniciais, dashboard de previsão, validação A/B.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4 – MVP Network Risk Radar</text:span></text:p>
          </table:table-cell>
          <table:table-cell table:style-name="Tabela2.A1" office:value-type="string">
            <text:p text:style-name="Table_20_Contents">Construção de grafo piloto, score de risco, visual SNA.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5 – Opportunity Engine + Stress Tests</text:span></text:p>
          </table:table-cell>
          <table:table-cell table:style-name="Tabela2.A1" office:value-type="string">
            <text:p text:style-name="Table_20_Contents">Recomendações de produto, interface “e-se”, hand-off para produção.</text:p>
          </table:table-cell>
        </table:table-row>
      </table:table>
      <text:p text:style-name="Horizontal_20_Line"/>
      <text:h text:style-name="Heading_20_3" text:outline-level="3">10. Próximos Passos</text:h>
      <text:list text:style-name="L7">
        <text:list-item>
          <text:p text:style-name="P8">Aprovar este Documento de Visão na banca.</text:p>
        </text:list-item>
        <text:list-item>
          <text:p text:style-name="P8">Formalizar acesso aos dados transacionais e séries macro.</text:p>
        </text:list-item>
        <text:list-item>
          <text:p text:style-name="P8">Definir stack tecnológico final.</text:p>
        </text:list-item>
        <text:list-item>
          <text:p text:style-name="P8">Iniciar Sprint 0 conforme cronograma.</text:p>
        </text:list-item>
      </text:list>
      <text:p text:style-name="Horizontal_20_Line"/>
      <text:p text:style-name="Text_20_body"><text:span text:style-name="Strong_20_Emphasis">Conclusão</text:span><text:line-break/>Este documento estabelece de forma clara o problema, a solução proposta e os recursos de alto nível para o desafio “Fluxo de Caixa PJ &amp; Redes Complexas Financeiras”. A plataforma analítica preditiva, apoiada em inteligência de dados internos, redes transacionais e contexto macroeconômico, posiciona o Santander para atuar proativamente sobre risco e oportunidade, gerando valor tangível para o banco e para as empresas atendid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20:18:13.441935523</meta:creation-date>
    <dc:date>2025-05-07T20:40:25.835754759</dc:date>
    <meta:editing-duration>PT11M47S</meta:editing-duration>
    <meta:editing-cycles>2</meta:editing-cycles>
    <meta:generator>LibreOffice/7.4.7.2$Linux_X86_64 LibreOffice_project/40$Build-2</meta:generator>
    <meta:document-statistic meta:table-count="2" meta:image-count="0" meta:object-count="0" meta:page-count="3" meta:paragraph-count="74" meta:word-count="768" meta:character-count="5048" meta:non-whitespace-character-count="4369"/>
  </office:meta>
</office:document-meta>
</file>